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88cm" svg:height="1.621cm" draw:transform="skewX (-0.000523598775598298) rotate (1.58824961931484) translate (4.34907287323809cm 8.3546243478519cm)" svg:viewBox="0 0 6189 1622" svg:d="M202 1538c416 34 1896 43 2707 69 808 29 1879 15 2508-26 630-41 848-195 750-955-23-176-65-400-74-471-8-71-799-247-795-94 6 154 72 407 120 656 49 250 18 220-910 274-926 19-3590-18-4427-163-171-16-42 698 121 710z">
          <text:p/>
        </draw:path>
        <draw:path draw:style-name="gr1" draw:text-style-name="P1" draw:layer="layout" svg:width="0.913cm" svg:height="1.505cm" draw:transform="rotate (1.58877321809044) translate (4.23602351517099cm 8.9005336117915cm)" svg:viewBox="0 0 914 1506" svg:d="M910 1289c-73-373-105-778-98-919 6-145-858-644-810-170 50 474 43 535 112 999 46 304 867 463 796 90z">
          <text:p/>
        </draw:path>
        <draw:path draw:style-name="gr1" draw:text-style-name="P1" draw:layer="layout" svg:width="0.902cm" svg:height="0.661cm" draw:transform="skewX (0.00122173047639598) rotate (-2.1556561591382) translate (6.00945731859431cm 8.10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4.9674578120654cm 8.239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9274578120653cm 2.3957947751292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53:08.771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